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Roboto" svg:font-family="Roboto, apple-system, BlinkMacSystemFont, 'Apple Color Emoji', 'Segoe UI', Oxygen, Ubuntu, Cantarell, 'Fira Sans', 'Droid Sans', 'Helvetica Neue', sans-serif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60015" officeooo:paragraph-rsid="00160015"/>
    </style:style>
    <style:style style:name="P2" style:family="paragraph" style:parent-style-name="Standard">
      <style:text-properties fo:color="#000000" loext:opacity="100%" officeooo:rsid="0018173a" officeooo:paragraph-rsid="0018173a"/>
    </style:style>
    <style:style style:name="P3" style:family="paragraph" style:parent-style-name="Standard">
      <style:text-properties fo:color="#000000" loext:opacity="100%" officeooo:rsid="0018173a" officeooo:paragraph-rsid="001b072d"/>
    </style:style>
    <style:style style:name="P4" style:family="paragraph" style:parent-style-name="Standard">
      <style:text-properties fo:font-size="18pt" officeooo:rsid="00160015" officeooo:paragraph-rsid="00160015" style:font-size-asian="18pt" style:font-size-complex="18pt"/>
    </style:style>
    <style:style style:name="P5" style:family="paragraph" style:parent-style-name="Standard">
      <style:text-properties fo:font-variant="normal" fo:text-transform="none" fo:color="#000000" loext:opacity="100%" style:font-name="Roboto" fo:font-size="12pt" fo:letter-spacing="normal" fo:font-style="normal" fo:font-weight="normal" officeooo:rsid="00160015" officeooo:paragraph-rsid="00160015"/>
    </style:style>
    <style:style style:name="P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officeooo:rsid="0018173a" officeooo:paragraph-rsid="0018173a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10.5pt" style:font-size-asian="10.5pt" style:font-size-complex="10.5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-color="#ffffff"/>
      <style:paragraph-properties fo:text-align="start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variant="normal" fo:text-transform="none" style:font-name="Roboto" fo:font-size="12pt" fo:letter-spacing="normal" fo:font-style="normal" fo:font-weight="normal"/>
    </style:style>
    <style:style style:name="T2" style:family="text">
      <style:text-properties fo:font-variant="normal" fo:text-transform="none" style:font-name="Roboto" fo:font-size="12pt" fo:letter-spacing="normal" fo:font-style="normal" fo:font-weight="normal" officeooo:rsid="00160015"/>
    </style:style>
    <style:style style:name="T3" style:family="text">
      <style:text-properties fo:font-variant="normal" fo:text-transform="none" style:font-name="Roboto" fo:font-size="10pt" fo:letter-spacing="normal" fo:font-style="normal" fo:font-weight="normal" officeooo:rsid="00160015" style:font-size-asian="10pt" style:font-size-complex="10pt"/>
    </style:style>
    <style:style style:name="T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officeooo:rsid="001b072d"/>
    </style:style>
    <style:style style:name="T15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officeooo:rsid="001dea10"/>
    </style:style>
    <style:style style:name="T17" style:family="text">
      <style:text-properties fo:font-size="10.5pt" officeooo:rsid="001dea10" style:font-size-asian="10.5pt" style:font-size-complex="10.5pt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font-size="8pt" style:font-size-asian="8pt" style:font-size-complex="8pt"/>
    </style:style>
    <style:style style:name="gr1" style:family="graphic">
      <style:graphic-properties draw:fill-color="#ffffff" draw:textarea-horizontal-align="justify" draw:textarea-vertical-align="middle" draw:auto-grow-height="false" fo:min-height="0.485cm" fo:min-width="0.0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0.684cm" fo:min-width="2.5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0.056cm" fo:min-width="2.5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0.628cm" fo:min-width="1.5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0.88cm" fo:min-width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0.753cm" fo:min-width="0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0.938cm" fo:min-width="2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1.037cm" fo:min-width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ffff" draw:textarea-horizontal-align="justify" draw:textarea-vertical-align="middle" draw:auto-grow-height="false" fo:min-height="0.907cm" fo:min-width="3.2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ffffff" draw:textarea-horizontal-align="justify" draw:textarea-vertical-align="middle" draw:auto-grow-height="false" fo:min-height="1.864cm" fo:min-width="5.9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ffffff" draw:textarea-horizontal-align="justify" draw:textarea-vertical-align="middle" draw:auto-grow-height="false" fo:min-height="0.958cm" fo:min-width="0.1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ffffff" draw:textarea-horizontal-align="justify" draw:textarea-vertical-align="middle" draw:auto-grow-height="false" fo:min-height="0.847cm" fo:min-width="2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1.097cm" fo:min-width="2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рактическая занятие №2</text:p>
      <text:p text:style-name="P4"/>
      <text:p text:style-name="P5">Тема: Знакомство и работа с IDE PyCharm Community. Построение программ линейной структуры в IDE PyCharm Community.</text:p>
      <text:p text:style-name="P5"><text:line-break/>Цель: выработка первичных навыков работы с IDE PyCharm Community, составление программ линейной структуры.</text:p>
      <text:p text:style-name="P5"/>
      <text:p text:style-name="P5">Постановка задачи.</text:p>
      <text:p text:style-name="P5"/>
      <text:p text:style-name="P5"><text:bookmark-start text:name="__DdeLink__145_1498775105"/>Дана масса М в килограммах. Используя операцию деления нацело, найти количество полных тонн в ней (1 тонна = 1000кг)<text:bookmark-end text:name="__DdeLink__145_1498775105"/></text:p>
      <text:p text:style-name="P5"/>
      <text:p text:style-name="P5">Тип алгоритма : линейный </text:p>
      <text:p text:style-name="P5"><draw:custom-shape text:anchor-type="paragraph" draw:z-index="0" draw:name="Фигура 1" draw:style-name="gr13" draw:text-style-name="P12" svg:width="3.423cm" svg:height="1.553cm" svg:x="6.318cm" svg:y="0.12cm"><text:p text:style-name="P17"><text:s text:c="6"/>начал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text:span text:style-name="T1">Блок схема алгоритма </text:span><text:line-break/></text:p>
      <text:p text:style-name="P1"><draw:custom-shape text:anchor-type="paragraph" draw:z-index="2" draw:name="Фигура 3" draw:style-name="gr11" draw:text-style-name="P7" svg:width="0.248cm" svg:height="1.094cm" svg:x="7.828cm" svg:y="0.194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1" draw:name="Фигура 2" draw:style-name="gr12" draw:text-style-name="P12" svg:width="3.952cm" svg:height="1.341cm" svg:x="5.923cm" svg:y="0.316cm"><text:p text:style-name="P17"><text:s text:c="3"/>Ввод ALE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1"/>
      <text:p text:style-name="P1"/>
      <text:p text:style-name="P1"><draw:custom-shape text:anchor-type="paragraph" draw:z-index="8" draw:name="Фигура 10" draw:style-name="gr5" draw:text-style-name="P10" svg:width="0.198cm" svg:height="1.006cm" svg:x="7.883cm" svg:y="0.19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9" draw:name="Фигура 5" draw:style-name="gr4" draw:text-style-name="P9" svg:width="3.132cm" svg:height="1.257cm" svg:x="6.384cm" svg:y="0.265cm"><text:p><text:span text:style-name="T18">ALE-число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1" draw:name="Фигура 12" draw:style-name="gr2" draw:text-style-name="P7" svg:width="2.58cm" svg:height="0.685cm" svg:x="1.048cm" svg:y="0.418cm"><text:p text:style-name="P8"><text:s/>error</text:p><draw:enhanced-geometry svg:viewBox="0 0 21600 21600" draw:type="rectangle" draw:enhanced-path="M 0 0 L 21600 0 21600 21600 0 21600 0 0 Z N"/></draw:custom-shape><text:s text:c="48"/><text:span text:style-name="T17">Нет</text:span></text:p>
      <text:p text:style-name="P1"><draw:custom-shape text:anchor-type="paragraph" draw:z-index="10" draw:name="Фигура 11" draw:style-name="gr3" draw:text-style-name="P7" svg:width="2.955cm" svg:height="0.11cm" svg:x="3.561cm" svg:y="0.28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12" draw:name="Фигура 13" draw:style-name="gr1" draw:text-style-name="P7" svg:width="0.133cm" svg:height="0.555cm" svg:x="8.456cm" svg:y="0.3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3" draw:name="Фигура 4" draw:style-name="gr10" draw:text-style-name="P16" svg:width="5.952cm" svg:height="1.865cm" svg:x="5.106cm" svg:y="0.416cm"><text:p text:style-name="P15">Нахождение полных тонн в ней</text:p><text:p text:style-name="P11">ALE // 1000</text:p><draw:enhanced-geometry svg:viewBox="0 0 21600 21600" draw:type="rectangle" draw:enhanced-path="M 0 0 L 21600 0 21600 21600 0 21600 0 0 Z N"/></draw:custom-shape><text:s text:c="83"/><text:span text:style-name="T17">да</text:span></text:p>
      <text:p text:style-name="P1"/>
      <text:p text:style-name="P1"/>
      <text:p text:style-name="P1"/>
      <text:p text:style-name="P1"><draw:custom-shape text:anchor-type="paragraph" draw:z-index="5" draw:name="Фигура 7" draw:style-name="gr8" draw:text-style-name="P7" svg:width="0.2cm" svg:height="1.184cm" svg:x="7.904cm" svg:y="0.3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><draw:custom-shape text:anchor-type="paragraph" draw:z-index="4" draw:name="Фигура 6" draw:style-name="gr9" draw:text-style-name="P14" svg:width="5.16cm" svg:height="1.44cm" svg:x="5.408cm" svg:y="0.078cm"><text:p text:style-name="P13"><text:span text:style-name="T19">Вывод конечного результата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1"/>
      <text:p text:style-name="P1"/>
      <text:p text:style-name="P1"><draw:custom-shape text:anchor-type="paragraph" draw:z-index="7" draw:name="Фигура 9" draw:style-name="gr6" draw:text-style-name="P7" svg:width="0.156cm" svg:height="0.862cm" svg:x="7.728cm" svg:y="0.07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6" draw:name="Фигура 8" draw:style-name="gr7" draw:text-style-name="P12" svg:width="3.176cm" svg:height="1.324cm" svg:x="6.283cm" svg:y="0.453cm"><text:p text:style-name="P11">конец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2">Текст программы:</text:p>
      <text:p text:style-name="P6"><text:span text:style-name="T15"># Дана масса М в килограммах. Используя операцию деления нацело, найти количество полных тонн в ней (1 тонна = 1000кг)</text:span><text:line-break/><text:span text:style-name="T4">ALE = </text:span><text:span text:style-name="T6">input</text:span><text:span text:style-name="T4">(</text:span><text:span text:style-name="T8">'Введите массу в килограмма: '</text:span><text:span text:style-name="T4">)</text:span><text:line-break/><text:span text:style-name="T10">if </text:span><text:span text:style-name="T4">ALE.isdigit():</text:span><text:line-break/><text:span text:style-name="T4"> <text:s text:c="3"/>M = </text:span><text:span text:style-name="T6">int</text:span><text:span text:style-name="T4">(ALE)</text:span><text:line-break/><text:span text:style-name="T4"> <text:s text:c="3"/>ALE = M // </text:span><text:span text:style-name="T12">1000</text:span><text:line-break/><text:span text:style-name="T12"> <text:s text:c="3"/></text:span><text:span text:style-name="T6">print </text:span><text:span text:style-name="T4">(</text:span><text:span text:style-name="T8">'Колличество тонн в ней' </text:span><text:span text:style-name="T10">, </text:span><text:span text:style-name="T4">ALE)</text:span><text:line-break/><text:span text:style-name="T10">else</text:span><text:span text:style-name="T4">:</text:span><text:line-break/><text:span text:style-name="T4"> <text:s text:c="3"/></text:span><text:span text:style-name="T6">print</text:span><text:span text:style-name="T4">(</text:span><text:span text:style-name="T8">'error'</text:span><text:span text:style-name="T4">)</text:span></text:p>
      <text:p text:style-name="P2"><text:soft-page-break/>Протокол работы программы:</text:p>
      <text:p text:style-name="P2">Введите массу в килограммах:</text:p>
      <text:p text:style-name="P2">Полных тонн в ней </text:p>
      <text:p text:style-name="P2">Process finished with exit code 0</text:p>
      <text:p text:style-name="P2"/>
      <text:p text:style-name="P3">Вывод: в процессе выполнения практической работы <text:span text:style-name="T14">мы познакомились <text:s/></text:span><text:span text:style-name="T2"><text:s/>I</text:span><text:span text:style-name="T3">DE PyCharm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Roboto" svg:font-family="Roboto, apple-system, BlinkMacSystemFont, 'Apple Color Emoji', 'Segoe UI', Oxygen, Ubuntu, Cantarell, 'Fira Sans', 'Droid Sans', 'Helvetica Neue', sans-serif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0-10T19:31:45.910835280</dc:date>
    <meta:editing-cycles>5</meta:editing-cycles>
    <meta:editing-duration>PT1H10M38S</meta:editing-duration>
    <meta:document-statistic meta:table-count="0" meta:image-count="0" meta:object-count="0" meta:page-count="2" meta:paragraph-count="16" meta:word-count="137" meta:character-count="1047" meta:non-whitespace-character-count="771"/>
    <meta:user-defined meta:name="Поле 1"/>
    <meta:user-defined meta:name="Поле 2"/>
    <meta:user-defined meta:name="Поле 3"/>
    <meta:user-defined meta:name="Поле 4"/>
  </office:meta>
</office:document-meta>
</file>